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2820DF98D0B27F2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75cm" fo:margin-left="-0.065cm" table:align="left" style:writing-mode="lr-tb"/>
    </style:style>
    <style:style style:name="Tabla1.A" style:family="table-column">
      <style:table-column-properties style:column-width="16.75cm"/>
    </style:style>
    <style:style style:name="Tabla1.A1" style:family="table-cell">
      <style:table-cell-properties fo:padding="0.097cm" fo:border="0.55pt solid #000080"/>
    </style:style>
    <style:style style:name="Tabla3" style:family="table">
      <style:table-properties style:width="16.75cm" fo:margin-left="-0.065cm" table:align="left" style:writing-mode="lr-tb"/>
    </style:style>
    <style:style style:name="Tabla3.A" style:family="table-column">
      <style:table-column-properties style:column-width="16.75cm"/>
    </style:style>
    <style:style style:name="Tabla3.A1" style:family="table-cell">
      <style:table-cell-properties fo:padding="0.097cm" fo:border="0.55pt solid #000080"/>
    </style:style>
    <style:style style:name="Tabla2" style:family="table">
      <style:table-properties style:width="16.75cm" fo:margin-left="-0.065cm" table:align="left" style:writing-mode="lr-tb"/>
    </style:style>
    <style:style style:name="Tabla2.A" style:family="table-column">
      <style:table-column-properties style:column-width="16.75cm"/>
    </style:style>
    <style:style style:name="Tabla2.A1" style:family="table-cell">
      <style:table-cell-properties fo:padding="0.097cm" fo:border="0.55pt solid #000080"/>
    </style:style>
    <style:style style:name="Tabla4" style:family="table">
      <style:table-properties style:width="16.75cm" fo:margin-left="-0.065cm" table:align="left" style:writing-mode="lr-tb"/>
    </style:style>
    <style:style style:name="Tabla4.A" style:family="table-column">
      <style:table-column-properties style:column-width="16.75cm"/>
    </style:style>
    <style:style style:name="Tabla4.A1" style:family="table-cell">
      <style:table-cell-properties fo:padding="0.097cm" fo:border="0.55pt solid #000080"/>
    </style:style>
    <style:style style:name="Tabla7" style:family="table">
      <style:table-properties style:width="16.75cm" fo:margin-left="-0.065cm" table:align="left" style:writing-mode="lr-tb"/>
    </style:style>
    <style:style style:name="Tabla7.A" style:family="table-column">
      <style:table-column-properties style:column-width="16.75cm"/>
    </style:style>
    <style:style style:name="Tabla7.A1" style:family="table-cell">
      <style:table-cell-properties fo:padding="0.097cm" fo:border="0.55pt solid #000080"/>
    </style:style>
    <style:style style:name="Tabla9" style:family="table">
      <style:table-properties style:width="16.75cm" fo:margin-left="-0.065cm" table:align="left" style:writing-mode="lr-tb"/>
    </style:style>
    <style:style style:name="Tabla9.A" style:family="table-column">
      <style:table-column-properties style:column-width="16.75cm"/>
    </style:style>
    <style:style style:name="Tabla9.A1" style:family="table-cell">
      <style:table-cell-properties fo:padding="0.097cm" fo:border="0.55pt solid #000080"/>
    </style:style>
    <style:style style:name="Tabla5" style:family="table">
      <style:table-properties style:width="16.75cm" fo:margin-left="-0.065cm" table:align="left" style:writing-mode="lr-tb"/>
    </style:style>
    <style:style style:name="Tabla5.A" style:family="table-column">
      <style:table-column-properties style:column-width="16.75cm"/>
    </style:style>
    <style:style style:name="Tabla5.A1" style:family="table-cell">
      <style:table-cell-properties fo:padding="0.097cm" fo:border="0.55pt solid #000080"/>
    </style:style>
    <style:style style:name="Tabla8" style:family="table">
      <style:table-properties style:width="16.75cm" fo:margin-left="-0.065cm" table:align="left" style:writing-mode="lr-tb"/>
    </style:style>
    <style:style style:name="Tabla8.A" style:family="table-column">
      <style:table-column-properties style:column-width="16.75cm"/>
    </style:style>
    <style:style style:name="Tabla8.A1" style:family="table-cell">
      <style:table-cell-properties fo:padding="0.097cm" fo:border="0.55pt solid #000080"/>
    </style:style>
    <style:style style:name="Tabla10" style:family="table">
      <style:table-properties style:width="16.75cm" fo:margin-left="-0.065cm" table:align="left" style:writing-mode="lr-tb"/>
    </style:style>
    <style:style style:name="Tabla10.A" style:family="table-column">
      <style:table-column-properties style:column-width="16.75cm"/>
    </style:style>
    <style:style style:name="Tabla10.A1" style:family="table-cell">
      <style:table-cell-properties fo:padding="0.097cm" fo:border="0.55pt solid #000080"/>
    </style:style>
    <style:style style:name="Tabla6" style:family="table">
      <style:table-properties style:width="16.75cm" fo:margin-left="-0.065cm" table:align="left" style:writing-mode="lr-tb"/>
    </style:style>
    <style:style style:name="Tabla6.A" style:family="table-column">
      <style:table-column-properties style:column-width="16.75cm"/>
    </style:style>
    <style:style style:name="Tabla6.A1" style:family="table-cell">
      <style:table-cell-properties fo:padding="0.097cm" fo:border="0.55pt solid #000080"/>
    </style:style>
    <style:style style:name="Tabla12" style:family="table">
      <style:table-properties style:width="16.75cm" fo:margin-left="-0.065cm" table:align="left" style:writing-mode="lr-tb"/>
    </style:style>
    <style:style style:name="Tabla12.A" style:family="table-column">
      <style:table-column-properties style:column-width="16.75cm"/>
    </style:style>
    <style:style style:name="Tabla12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18b043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8b04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fe156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e446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officeooo:paragraph-rsid="0018b043"/>
    </style:style>
    <style:style style:name="P9" style:family="paragraph" style:parent-style-name="Text_20_body">
      <style:text-properties officeooo:paragraph-rsid="0018b043"/>
    </style:style>
    <style:style style:name="P10" style:family="paragraph" style:parent-style-name="Text_20_body">
      <style:text-properties officeooo:paragraph-rsid="001c0030"/>
    </style:style>
    <style:style style:name="P11" style:family="paragraph" style:parent-style-name="Text_20_body">
      <style:text-properties officeooo:paragraph-rsid="001f0696"/>
    </style:style>
    <style:style style:name="P12" style:family="paragraph" style:parent-style-name="Text_20_body">
      <style:text-properties officeooo:paragraph-rsid="001fe156"/>
    </style:style>
    <style:style style:name="P13" style:family="paragraph" style:parent-style-name="Table_20_Contents">
      <style:text-properties style:font-name="Ubuntu Mono" officeooo:paragraph-rsid="0018b043"/>
    </style:style>
    <style:style style:name="P14" style:family="paragraph" style:parent-style-name="Table_20_Contents">
      <style:text-properties style:font-name="Ubuntu Mono" officeooo:paragraph-rsid="001fe156"/>
    </style:style>
    <style:style style:name="P1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Heading_20_2">
      <style:text-properties style:font-name="Arial"/>
    </style:style>
    <style:style style:name="P18" style:family="paragraph" style:parent-style-name="Text_20_body" style:list-style-name="L1">
      <style:text-properties officeooo:paragraph-rsid="0018b043"/>
    </style:style>
    <style:style style:name="P19" style:family="paragraph" style:parent-style-name="Text_20_body" style:list-style-name="L2">
      <style:text-properties style:font-name="Arial" officeooo:rsid="001f0696" officeooo:paragraph-rsid="001f0696"/>
    </style:style>
    <style:style style:name="P20" style:family="paragraph" style:parent-style-name="Text_20_body">
      <style:text-properties style:font-name="Arial" officeooo:rsid="001f0696" officeooo:paragraph-rsid="001f0696"/>
    </style:style>
    <style:style style:name="P21" style:family="paragraph" style:parent-style-name="Text_20_body" style:list-style-name="L3">
      <style:text-properties officeooo:paragraph-rsid="001fe156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paragraph-rsid="0018b043"/>
    </style:style>
    <style:style style:name="P23" style:family="paragraph" style:parent-style-name="Heading_20_4">
      <style:text-properties officeooo:paragraph-rsid="0018b043"/>
    </style:style>
    <style:style style:name="P24" style:family="paragraph" style:parent-style-name="Heading_20_3">
      <style:text-properties officeooo:paragraph-rsid="0018b043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officeooo:rsid="0018b043" style:font-weight-asian="normal" style:font-weight-complex="normal"/>
    </style:style>
    <style:style style:name="T8" style:family="text">
      <style:text-properties style:font-name="Arial" fo:font-weight="normal" officeooo:rsid="001fe156" style:font-weight-asian="normal" style:font-weight-complex="normal"/>
    </style:style>
    <style:style style:name="T9" style:family="text">
      <style:text-properties style:font-name="Arial" fo:font-weight="normal" officeooo:rsid="0020e446" style:font-weight-asian="normal" style:font-weight-complex="normal"/>
    </style:style>
    <style:style style:name="T10" style:family="text">
      <style:text-properties style:font-name="Arial" officeooo:rsid="0018b043"/>
    </style:style>
    <style:style style:name="T11" style:family="text">
      <style:text-properties style:font-name="Arial" officeooo:rsid="001f0696"/>
    </style:style>
    <style:style style:name="T12" style:family="text">
      <style:text-properties style:font-name="Arial" officeooo:rsid="001fe156"/>
    </style:style>
    <style:style style:name="T13" style:family="text">
      <style:text-properties officeooo:rsid="001246b6"/>
    </style:style>
    <style:style style:name="T14" style:family="text">
      <style:text-properties style:font-name="Ubuntu Mono"/>
    </style:style>
    <style:style style:name="T15" style:family="text">
      <style:text-properties officeooo:rsid="001f0696"/>
    </style:style>
    <style:style style:name="T16" style:family="text">
      <style:text-properties fo:color="#800000" style:font-name="Arial" fo:font-weight="bold" style:font-weight-asian="bold" style:font-weight-complex="bold"/>
    </style:style>
    <style:style style:name="T17" style:family="text">
      <style:text-properties fo:color="#800000" style:font-name="Ubuntu Mono"/>
    </style:style>
    <style:style style:name="T18" style:family="text">
      <style:text-properties fo:color="#800000" style:font-name="Ubuntu Mono" fo:font-weight="bold" style:font-weight-asian="bold" style:font-weight-complex="bold"/>
    </style:style>
    <style:style style:name="T19" style:family="text">
      <style:text-properties fo:color="#800000" style:font-name="Ubuntu Mono" fo:font-weight="normal" style:font-weight-asian="normal" style:font-weight-complex="normal"/>
    </style:style>
    <style:style style:name="T20" style:family="text">
      <style:text-properties officeooo:rsid="001fe156"/>
    </style:style>
    <style:style style:name="T21" style:family="text">
      <style:text-properties style:use-window-font-color="true" style:font-name="Arial" fo:font-weight="normal" officeooo:rsid="001fe156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6">UT<text:span text:style-name="T15">3</text:span>. Actividad <text:span text:style-name="T13">12</text:span></text:p>
      <text:p text:style-name="P5"/>
      <text:h text:style-name="P17" text:outline-level="2">Configuración de la red en Linux. Consolidación</text:h>
      <text:p text:style-name="P10"><text:span text:style-name="T6">En una máquina virtual de Ubuntu sin entorno gráfico realiza las acciones que se indican. Los apuntes para configurar la red en Ubuntu los tienes en el siguiente </text:span><text:a xlink:type="simple" xlink:href="https://smr.iesharia.org/wiki/doku.php/rde:ut4:configuracion_red" text:style-name="Internet_20_link" text:visited-style-name="Visited_20_Internet_20_Link"><text:span text:style-name="T6">enlace</text:span></text:a><text:span text:style-name="T6">. </text:span></text:p>
      <text:h text:style-name="P24" text:outline-level="3">Pasos</text:h>
      <text:h text:style-name="P23" text:outline-level="4">Configuración estátic<text:span text:style-name="T15">a</text:span></text:h>
      <text:p text:style-name="P8">Configura en la máquina virtual la tarjeta de red <text:span text:style-name="T20">física</text:span> con la siguiente configuración:</text:p>
      <text:list xml:id="list8943783784131603931" text:style-name="L1">
        <text:list-item>
          <text:p text:style-name="P22"><text:span text:style-name="Strong_20_Emphasis"><text:span text:style-name="T6">IP</text:span></text:span><text:span text:style-name="T6">: </text:span><text:span text:style-name="T14">172.17.220.</text:span><text:span text:style-name="T18">x</text:span><text:span text:style-name="T6"> </text:span><text:span text:style-name="T10">← </text:span><text:span text:style-name="T6">donde </text:span><text:span text:style-name="T16">x</text:span><text:span text:style-name="T6"> es tu número de equipo </text:span></text:p>
        </text:list-item>
        <text:list-item>
          <text:p text:style-name="P22"><text:span text:style-name="Strong_20_Emphasis"><text:span text:style-name="T6">Máscara</text:span></text:span><text:span text:style-name="T6">: </text:span><text:span text:style-name="T14">16 </text:span><text:span text:style-name="T6">bits </text:span></text:p>
        </text:list-item>
        <text:list-item>
          <text:p text:style-name="P22"><text:span text:style-name="Strong_20_Emphasis"><text:span text:style-name="T6">Puerta de enlace</text:span></text:span><text:span text:style-name="T6">: </text:span><text:span text:style-name="T14">172.17.0.1 </text:span></text:p>
        </text:list-item>
        <text:list-item>
          <text:p text:style-name="P18"><text:span text:style-name="Strong_20_Emphasis"><text:span text:style-name="T6">Servidor</text:span></text:span><text:span text:style-name="Strong_20_Emphasis"><text:span text:style-name="T11">es</text:span></text:span><text:span text:style-name="Strong_20_Emphasis"><text:span text:style-name="T6"> de DNS</text:span></text:span><text:span text:style-name="T6">: </text:span><text:span text:style-name="T14">172.17.0.1</text:span><text:span text:style-name="T6"> </text:span><text:span text:style-name="T11">y 8.8.4.4</text:span></text:p>
        </text:list-item>
      </text:list>
      <text:p text:style-name="P8">De las siguientes formas:</text:p>
      <text:p text:style-name="P11"><text:span text:style-name="T6">1. De </text:span><text:span text:style-name="T11">forma temporal</text:span><text:span text:style-name="T6">. </text:span><text:span text:style-name="T11">Recuerda que los pasos que tienes que dar son:</text:span></text:p>
      <text:list xml:id="list360396798874986371" text:style-name="L2">
        <text:list-item>
          <text:p text:style-name="P19">Desactivar la configuración actual</text:p>
        </text:list-item>
        <text:list-item>
          <text:p text:style-name="P19">Utilizar el comando ip para configurar dirección ip y máscara de red</text:p>
        </text:list-item>
        <text:list-item>
          <text:p text:style-name="P19">Activar la tarjeta de red</text:p>
        </text:list-item>
        <text:list-item>
          <text:p text:style-name="P19">Utilizar el comando ip para asignar la puerta de enlace</text:p>
        </text:list-item>
        <text:list-item>
          <text:p text:style-name="P19">Editar el fichero /etc/resolv.conf para asignar los servidores de DNS</text:p>
        </text:list-item>
      </text:list>
      <text:p text:style-name="P20">Inserta todos los comandos utilizados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/>
            <text:p text:style-name="P13"/>
          </table:table-cell>
        </table:table-row>
      </table:table>
      <text:p text:style-name="P2"/>
      <text:p text:style-name="P3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4"/>
            <text:p text:style-name="P14"/>
          </table:table-cell>
        </table:table-row>
      </table:table>
      <text:p text:style-name="P3"/>
      <text:p text:style-name="P1"><text:span text:style-name="Source_20_Text"><text:span text:style-name="T7">Comprueba su funcionamiento </text:span></text:span><text:span text:style-name="Source_20_Text"><text:span text:style-name="T8">mediante la utilidad ping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/>
            <text:p text:style-name="P13"/>
          </table:table-cell>
        </table:table-row>
      </table:table>
      <text:p text:style-name="P1"/>
      <text:p text:style-name="P9"><text:soft-page-break/><text:span text:style-name="T12">2</text:span><text:span text:style-name="T6">. De forma permanente editando el fichero </text:span><text:span text:style-name="Strong_20_Emphasis"><text:span text:style-name="T19">/etc/network/interfaces</text:span></text:span></text:p>
      <text:p text:style-name="P12"><text:span text:style-name="Strong_20_Emphasis"><text:span text:style-name="T21">Los pasos genéricos serían:</text:span></text:span></text:p>
      <text:list xml:id="list1358363706149630184" text:style-name="L3">
        <text:list-item>
          <text:p text:style-name="P21"><text:span text:style-name="Strong_20_Emphasis"><text:span text:style-name="T21">Desactivar la configuración actual del dispositivo</text:span></text:span></text:p>
        </text:list-item>
        <text:list-item>
          <text:p text:style-name="P21"><text:span text:style-name="Strong_20_Emphasis"><text:span text:style-name="T21">Editar el fichero /etc/network/interfaces y asignar los parámetros de red</text:span></text:span></text:p>
        </text:list-item>
        <text:list-item>
          <text:p text:style-name="P21"><text:span text:style-name="Strong_20_Emphasis"><text:span text:style-name="T21">Activar la configuración</text:span></text:span></text:p>
        </text:list-item>
      </text:list>
      <text:p text:style-name="P12"><text:span text:style-name="Strong_20_Emphasis"><text:span text:style-name="T21">Inserta los comandos utilizados y el contenido añadido al fichero de configuración.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"/>
            <text:p text:style-name="P13"/>
          </table:table-cell>
        </table:table-row>
      </table:table>
      <text:p text:style-name="P1"/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4"/>
            <text:p text:style-name="P14"/>
          </table:table-cell>
        </table:table-row>
      </table:table>
      <text:p text:style-name="P3"><text:span text:style-name="Source_20_Text"><text:span text:style-name="T7"/></text:span></text:p>
      <text:p text:style-name="P3"><text:span text:style-name="Source_20_Text"><text:span text:style-name="T7">Comprueba su funcionamiento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3"/>
            <text:p text:style-name="P13"/>
          </table:table-cell>
        </table:table-row>
      </table:table>
      <text:p text:style-name="P1"><text:span text:style-name="Source_20_Text"><text:span text:style-name="T7"/></text:span></text:p>
      <text:h text:style-name="P23" text:outline-level="4"><text:bookmark text:name="yui_3_9_1_2_1423476524511_610"/><text:span text:style-name="Strong_20_Emphasis"><text:span text:style-name="T6">De forma dinámica</text:span></text:span></text:h>
      <text:p text:style-name="P9"><text:span text:style-name="T12">3</text:span><text:span text:style-name="T6">. </text:span><text:span text:style-name="T12">Deforma temporal, d</text:span><text:span text:style-name="T6">esde la línea de comandos con </text:span><text:span text:style-name="Strong_20_Emphasis"><text:span text:style-name="T6">dhclient</text:span></text:span><text:span text:style-name="T6">.</text:span><text:span text:style-name="Strong_20_Emphasis"><text:span text:style-name="T6"> 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3"/>
            <text:p text:style-name="P13"/>
          </table:table-cell>
        </table:table-row>
      </table:table>
      <text:p text:style-name="P3"><text:span text:style-name="Source_20_Text"><text:span text:style-name="T8"/></text:span></text:p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4"/>
            <text:p text:style-name="P14"/>
          </table:table-cell>
        </table:table-row>
      </table:table>
      <text:p text:style-name="P3"/>
      <text:p text:style-name="P1"><text:span text:style-name="Source_20_Text"><text:span text:style-name="T7">Comprueba su funcionamiento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"/>
            <text:p text:style-name="P13"/>
          </table:table-cell>
        </table:table-row>
      </table:table>
      <text:p text:style-name="P1"><text:span text:style-name="Source_20_Text"><text:span text:style-name="T7"/></text:span></text:p>
      <text:p text:style-name="P9"><text:span text:style-name="T12">4</text:span><text:span text:style-name="T6">. De forma permanente editando el fichero </text:span><text:span text:style-name="Strong_20_Emphasis"><text:span text:style-name="T17">/etc/network/interfaces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3"/>
            <text:p text:style-name="P13"/>
          </table:table-cell>
        </table:table-row>
      </table:table>
      <text:p text:style-name="P9"><text:soft-page-break/></text:p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4"/>
            <text:p text:style-name="P14"/>
          </table:table-cell>
        </table:table-row>
      </table:table>
      <text:p text:style-name="P3"/>
      <text:p text:style-name="P1"><text:span text:style-name="Source_20_Text"><text:span text:style-name="T7">Comprueba su funcionamiento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3"/>
            <text:p text:style-name="P13"/>
          </table:table-cell>
        </table:table-row>
      </table:table>
      <text:p text:style-name="P1"><text:span text:style-name="Source_20_Text"><text:span text:style-name="T7"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</text:span><text:span text:style-name="MT3">2</text:span><text:span text:style-name="MT1">. </text:span><text:span text:style-name="MT4">Configuración de la red en Linux. </text:span><text:span text:style-name="MT2">Consolidación I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2820DF98D0B27F2D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01-15T12:26:01.857027516</dc:date>
    <meta:editing-cycles>36</meta:editing-cycles>
    <meta:editing-duration>PT7H35M29S</meta:editing-duration>
    <meta:generator>LibreOffice/5.1.6.2$Linux_X86_64 LibreOffice_project/10m0$Build-2</meta:generator>
    <meta:document-statistic meta:table-count="12" meta:image-count="1" meta:object-count="0" meta:page-count="3" meta:paragraph-count="37" meta:word-count="370" meta:character-count="2357" meta:non-whitespace-character-count="2030"/>
    <meta:user-defined meta:name="Información 1"/>
    <meta:user-defined meta:name="Información 2"/>
    <meta:user-defined meta:name="Información 3"/>
    <meta:user-defined meta:name="Información 4"/>
  </office:meta>
</office:document-meta>
</file>